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3.2484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number-columns-repeated="58" table:default-cell-style-name="ce1"/>
        <table:table-column table:style-name="co8" table:number-columns-repeated="959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GoT Story Checklist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Gallery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explain_* ?</text:p>
          </table:table-cell>
          <table:table-cell table:style-name="ce2" office:value-type="string" calcext:value-type="string">
            <text:p>Story?</text:p>
          </table:table-cell>
          <table:table-cell table:style-name="ce2" office:value-type="string" calcext:value-type="string">
            <text:p>FFM?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 calcext:value-type="string">
            <text:p>1410-fictional-tv-game_of_thrones-house_stark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cately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p-arya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fp-sansa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brando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j-ned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jon_sn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robb_stark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1420-fictional-tv-game_of_thrones-house_baratheo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renly_baratheo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robert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j-joffrey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tommen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stannis_baratheon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30-fictional-tv-game_of_thrones-house_lannister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tyrion_lannister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aime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cersei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tywin_lannister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40-fictional-tv-game_of_thrones-house_tyrell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margaery_tyrell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lenna_tyr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loras_tyrell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0-fictional-tv-game_of_thrones-house_targarye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viserys_targarye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fj-daenerys_targarye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missandei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grey_worm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7-fictional-tv-game_of_thrones-house_greyjoy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theon_greyjo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yara_greyjo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reek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70-fictional-tv-game_of_thrones-no_house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j-melisandre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ros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sha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j-high_sparr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varys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bronn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80-fictional-tv-game_of_thrones-wildlings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ygritte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gill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tormund_giantsbane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90-fictional-tv-game_of_thrones-other_houses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samwell_tarl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davos_seaworth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orah_mormont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beryn_martell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petyr_baelis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arristan_selm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rienne_of_tarth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sandor_clegan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2:07:21.281016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08:22.832075806</meta:creation-date>
    <meta:generator>LibreOffice/6.4.6.2$Linux_X86_64 LibreOffice_project/40$Build-2</meta:generator>
    <dc:date>2020-10-10T22:56:08.189042064</dc:date>
    <meta:editing-duration>P1DT1H24M16S</meta:editing-duration>
    <meta:editing-cycles>20</meta:editing-cycles>
    <meta:document-statistic meta:table-count="1" meta:cell-count="188" meta:object-count="0"/>
  </office:meta>
</office:document-meta>
</file>